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ccess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ensureCach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Access.defineRegion( String name , CompositeCacheAttributes cattr ,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getAccess( String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remove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Access( String region , ICompositeCacheAttributes i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re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efineRegion( String name , 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defineReg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putSafe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Access.ge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( Object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Access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Access.resetElementAttributes( Object name , IElement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Access.CacheAccess( CompositeCache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put( Object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put( Object key , Object val , IElement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cheAccess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Access.getCacheElement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ElementAttributes( Object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eAccess.setCacheAttributes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destroy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ccess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